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bleHandlerMethodTests.invocation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vocableHandlerMethodTests.exceptionInResolving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bleHandlerMethod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( double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ocableHandlerMethodTests.resolveProvidedArg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getStubResolv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NoAr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bleHandlerMethodTests.getInvocable( Class &lt; ? &gt; ... arg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RaisingArgumentResolver.resolveArgument( MethodParameter parameter , ModelAndViewContainer mavContainer , NativeWebRequest webRequest , WebDataBinderFactory bin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Raising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invocation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cannot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bleHandlerMethodTests.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.handle( Integer intArg , String string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With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Provide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